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ToExtract( MimeType mimeType , ParameterizedTypeReference &lt; ? &gt; targetType , @ Nullable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dataToExtract( MimeType mimeType , Class &lt; ? &gt; targetType , @ Nullable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